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Verdana"/>
    <style:font-face style:name="FaktSlabPro" svg:font-family="FaktSlabPr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Calibri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system-ui, Helvetica, Arial, sans-serif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FaktSlabPro" fo:font-size="10pt" fo:letter-spacing="normal" fo:font-style="normal" fo:font-weight="normal" officeooo:rsid="0032e6e4" officeooo:paragraph-rsid="0032e6e4" style:font-size-asian="10pt" style:font-size-complex="10pt"/>
    </style:style>
    <style:style style:name="P2" style:family="paragraph" style:parent-style-name="Heading_20_1">
      <style:text-properties fo:font-variant="normal" fo:text-transform="none" fo:color="#000000" loext:opacity="100%" style:font-name="FaktSlabPro" fo:font-size="10pt" fo:letter-spacing="normal" fo:font-style="normal" fo:font-weight="normal" officeooo:rsid="0032e6e4" officeooo:paragraph-rsid="0033c030" style:font-size-asian="10pt" style:font-size-complex="10pt"/>
    </style:style>
    <style:style style:name="P3" style:family="paragraph" style:parent-style-name="Heading_20_1">
      <style:text-properties fo:font-variant="normal" fo:text-transform="none" fo:color="#000000" loext:opacity="100%" style:font-name="FaktSlabPro" fo:font-size="10pt" fo:letter-spacing="normal" fo:language="ru" fo:country="RU" fo:font-style="normal" fo:font-weight="normal" officeooo:rsid="0032e6e4" officeooo:paragraph-rsid="0033c030" style:font-size-asian="10pt" style:font-weight-asian="normal" style:font-size-complex="10pt" style:font-weight-complex="normal"/>
    </style:style>
    <style:style style:name="P4" style:family="paragraph" style:parent-style-name="Heading_20_2">
      <style:text-properties fo:font-variant="normal" fo:text-transform="none" fo:color="#000000" loext:opacity="100%" style:font-name="apple-system" fo:font-size="10pt" fo:letter-spacing="normal" fo:font-style="normal" fo:font-weight="normal" officeooo:rsid="0032e6e4" officeooo:paragraph-rsid="0033c030" style:font-size-asian="10pt" style:font-size-complex="10pt"/>
    </style:style>
    <style:style style:name="P5" style:family="paragraph" style:parent-style-name="Standard">
      <style:text-properties officeooo:rsid="001dcd9a" officeooo:paragraph-rsid="001dcd9a"/>
    </style:style>
    <style:style style:name="P6" style:family="paragraph" style:parent-style-name="Standard">
      <style:text-properties officeooo:rsid="001eb503" officeooo:paragraph-rsid="001eb503"/>
    </style:style>
    <style:style style:name="P7" style:family="paragraph" style:parent-style-name="Standard">
      <style:text-properties officeooo:rsid="0020251e" officeooo:paragraph-rsid="0020251e"/>
    </style:style>
    <style:style style:name="P8" style:family="paragraph" style:parent-style-name="Standard">
      <style:text-properties officeooo:rsid="0021b96f" officeooo:paragraph-rsid="0021b96f"/>
    </style:style>
    <style:style style:name="P9" style:family="paragraph" style:parent-style-name="Standard">
      <style:text-properties officeooo:rsid="0022a3a8" officeooo:paragraph-rsid="0022a3a8"/>
    </style:style>
    <style:style style:name="P10" style:family="paragraph" style:parent-style-name="Standard">
      <style:text-properties officeooo:rsid="002425c9" officeooo:paragraph-rsid="002425c9"/>
    </style:style>
    <style:style style:name="P11" style:family="paragraph" style:parent-style-name="Standard">
      <style:text-properties officeooo:rsid="0025cf84" officeooo:paragraph-rsid="0025cf84"/>
    </style:style>
    <style:style style:name="P12" style:family="paragraph" style:parent-style-name="Standard">
      <style:text-properties officeooo:rsid="0027bd1b" officeooo:paragraph-rsid="0027bd1b"/>
    </style:style>
    <style:style style:name="P13" style:family="paragraph" style:parent-style-name="Standard">
      <style:text-properties officeooo:rsid="00293954" officeooo:paragraph-rsid="00293954"/>
    </style:style>
    <style:style style:name="P14" style:family="paragraph" style:parent-style-name="Standard">
      <style:text-properties officeooo:rsid="002a921c" officeooo:paragraph-rsid="002a921c"/>
    </style:style>
    <style:style style:name="P15" style:family="paragraph" style:parent-style-name="Standard">
      <style:text-properties officeooo:rsid="002bcc56" officeooo:paragraph-rsid="002bcc56"/>
    </style:style>
    <style:style style:name="P16" style:family="paragraph" style:parent-style-name="Standard">
      <style:text-properties officeooo:rsid="002daf45" officeooo:paragraph-rsid="002daf45"/>
    </style:style>
    <style:style style:name="P17" style:family="paragraph" style:parent-style-name="Standard">
      <style:text-properties officeooo:rsid="002e6199" officeooo:paragraph-rsid="002e6199"/>
    </style:style>
    <style:style style:name="P18" style:family="paragraph" style:parent-style-name="Standard">
      <style:text-properties officeooo:rsid="00302ece" officeooo:paragraph-rsid="00302ece"/>
    </style:style>
    <style:style style:name="P19" style:family="paragraph" style:parent-style-name="Standard">
      <style:text-properties officeooo:rsid="00304bec" officeooo:paragraph-rsid="00304bec"/>
    </style:style>
    <style:style style:name="P20" style:family="paragraph" style:parent-style-name="Standard">
      <style:text-properties officeooo:rsid="003076e5" officeooo:paragraph-rsid="003076e5"/>
    </style:style>
    <style:style style:name="P21" style:family="paragraph" style:parent-style-name="Standard">
      <style:text-properties officeooo:rsid="00319fdd" officeooo:paragraph-rsid="00319fdd"/>
    </style:style>
    <style:style style:name="P22" style:family="paragraph" style:parent-style-name="Standard">
      <style:text-properties officeooo:rsid="0032e6e4" officeooo:paragraph-rsid="0032e6e4"/>
    </style:style>
    <style:style style:name="P23" style:family="paragraph" style:parent-style-name="Standard">
      <style:text-properties officeooo:rsid="0034471f" officeooo:paragraph-rsid="0034471f"/>
    </style:style>
    <style:style style:name="P24" style:family="paragraph" style:parent-style-name="Standard">
      <style:text-properties officeooo:paragraph-rsid="0034471f"/>
    </style:style>
    <style:style style:name="P25" style:family="paragraph" style:parent-style-name="Text_20_body">
      <style:text-properties fo:font-variant="normal" fo:text-transform="none" fo:color="#000000" loext:opacity="100%" style:font-name="FaktSlabPro" fo:font-size="10pt" fo:letter-spacing="normal" fo:font-style="normal" fo:font-weight="normal" officeooo:rsid="0032e6e4" officeooo:paragraph-rsid="0032e6e4" style:font-size-asian="10pt" style:font-size-complex="10pt"/>
    </style:style>
    <style:style style:name="P26" style:family="paragraph" style:parent-style-name="Text_20_body">
      <style:text-properties fo:font-variant="normal" fo:text-transform="none" fo:color="#000000" loext:opacity="100%" style:font-name="FaktSlabPro" fo:font-size="10pt" fo:letter-spacing="normal" fo:font-style="normal" fo:font-weight="normal" officeooo:rsid="0032e6e4" officeooo:paragraph-rsid="0033c030" style:font-size-asian="10pt" style:font-size-complex="10pt"/>
    </style:style>
    <style:style style:name="P27" style:family="paragraph" style:parent-style-name="Text_20_body">
      <style:text-properties fo:font-variant="normal" fo:text-transform="none" fo:color="#000000" loext:opacity="100%" style:font-name="FaktSlabPro" fo:font-size="10pt" fo:letter-spacing="normal" fo:font-style="normal" fo:font-weight="normal" officeooo:rsid="003443b5" officeooo:paragraph-rsid="003443b5" style:font-size-asian="10pt" style:font-size-complex="10pt"/>
    </style:style>
    <style:style style:name="P28" style:family="paragraph" style:parent-style-name="Text_20_body">
      <style:text-properties fo:font-variant="normal" fo:text-transform="none" fo:color="#000000" loext:opacity="100%" style:font-name="FaktSlabPro" fo:font-size="10pt" fo:letter-spacing="normal" fo:language="ru" fo:country="RU" fo:font-style="normal" fo:font-weight="normal" officeooo:rsid="0032e6e4" officeooo:paragraph-rsid="0033c030" style:font-size-asian="10pt" style:font-weight-asian="normal" style:font-size-complex="10pt" style:font-weight-complex="normal"/>
    </style:style>
    <style:style style:name="P29" style:family="paragraph" style:parent-style-name="Text_20_body">
      <style:text-properties fo:font-variant="normal" fo:text-transform="none" fo:color="#000000" loext:opacity="100%" style:font-name="apple-system" fo:font-size="10pt" fo:letter-spacing="normal" fo:font-style="normal" fo:font-weight="normal" officeooo:rsid="0032e6e4" officeooo:paragraph-rsid="0033c030" style:font-size-asian="10pt" style:font-size-complex="10pt"/>
    </style:style>
    <style:style style:name="P30" style:family="paragraph" style:parent-style-name="Text_20_body">
      <style:text-properties fo:font-variant="normal" fo:text-transform="none" fo:color="#000000" loext:opacity="100%" style:font-name="apple-system" fo:font-size="10pt" fo:letter-spacing="normal" fo:font-style="normal" fo:font-weight="normal" officeooo:rsid="0033e57d" officeooo:paragraph-rsid="0033e57d" style:font-size-asian="10pt" style:font-size-complex="10pt"/>
    </style:style>
    <style:style style:name="T1" style:family="text">
      <style:text-properties officeooo:rsid="001e0099"/>
    </style:style>
    <style:style style:name="T2" style:family="text">
      <style:text-properties officeooo:rsid="0032e6e4"/>
    </style:style>
    <style:style style:name="T3" style:family="text">
      <style:text-properties officeooo:rsid="0033c030"/>
    </style:style>
    <style:style style:name="T4" style:family="text">
      <style:text-properties fo:font-variant="normal" fo:text-transform="none" fo:color="#000000" loext:opacity="100%" style:font-name="Arial" fo:font-size="13.5pt" fo:letter-spacing="normal" fo:font-style="normal" fo:font-weight="bold"/>
    </style:style>
    <style:style style:name="T5" style:family="text">
      <style:text-properties fo:font-variant="normal" fo:text-transform="none" fo:color="#000000" loext:opacity="100%" style:font-name="Arial" fo:font-size="13.5pt" fo:letter-spacing="normal" fo:font-style="normal" fo:font-weight="bold" officeooo:rsid="0034471f"/>
    </style:style>
    <style:style style:name="T6" style:family="text">
      <style:text-properties officeooo:rsid="003447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тати топики - <text:a xlink:type="simple" xlink:href="https://www.guru99.com/" text:style-name="Internet_20_link" text:visited-style-name="Visited_20_Internet_20_Link">https://www.guru99.com/</text:a></text:p>
      <text:p text:style-name="P5"><text:a xlink:type="simple" xlink:href="https://artoftesting.com/" text:style-name="Internet_20_link" text:visited-style-name="Visited_20_Internet_20_Link">https://artoftesting.com/</text:a></text:p>
      <text:p text:style-name="P5"><text:a xlink:type="simple" xlink:href="http://testbase.ru/" text:style-name="Internet_20_link" text:visited-style-name="Visited_20_Internet_20_Link">http://testbase.ru/</text:a></text:p>
      <text:p text:style-name="P5">Автоматизированное тестирование курс - <text:a xlink:type="simple" xlink:href="https://testautomationu.applitools.com/" text:style-name="Internet_20_link" text:visited-style-name="Visited_20_Internet_20_Link">https://testautomationu.applitools.com/</text:a></text:p>
      <text:p text:style-name="P5">Интеллектуальные карты - <text:a xlink:type="simple" xlink:href="https://drive.google.com/drive/folders/1WvTRoPDROUkqXUY5mXQpKgM_U3KFM11h" text:style-name="Internet_20_link" text:visited-style-name="Visited_20_Internet_20_Link">https://drive.google.com/drive/folders/1WvTRoPDROUkqXUY5mXQpKgM_U3KFM11h</text:a></text:p>
      <text:p text:style-name="P5"/>
      <text:p text:style-name="P5">Текстовая версия курса - <text:a xlink:type="simple" xlink:href="https://drive.google.com/file/d/1lJdZUyk47gjta2JkSGPDtXsbZpnG4C0q/view" text:style-name="Internet_20_link" text:visited-style-name="Visited_20_Internet_20_Link">https://drive.google.com/file/d/1lJdZUyk47gjta2JkSGPDtXsbZpnG4C0q/view</text:a></text:p>
      <text:p text:style-name="P5"/>
      <text:p text:style-name="P5">Тестовые площадки для тренировок - <text:a xlink:type="simple" xlink:href="https://xn--90aexm.xn--b1agwec.xn--p1ai/2020/01/testovye-ploschadki-dlya-trenirovok/" text:style-name="Internet_20_link" text:visited-style-name="Visited_20_Internet_20_Link">https://xn--90aexm.xn--b1agwec.xn--p1ai/2020/01/testovye-ploschadki-dlya-trenirovok/</text:a></text:p>
      <text:p text:style-name="P5"/>
      <text:p text:style-name="P5"><text:s/><text:span text:style-name="T1">Библиотека - </text:span><text:a xlink:type="simple" xlink:href="https://vladislaveremeev.gitbook.io/qa_bible/test-dizain/test-dizain-i-tekhniki-test-dizaina-test-design-and-software-testing-techniques" text:style-name="Internet_20_link" text:visited-style-name="Visited_20_Internet_20_Link"><text:span text:style-name="T1">https://vladislaveremeev.gitbook.io/qa_bible/test-dizain/test-dizain-i-tekhniki-test-dizaina-test-design-and-software-testing-techniques</text:span></text:a></text:p>
      <text:p text:style-name="P5"/>
      <text:p text:style-name="P6">Анализ тестов - <text:a xlink:type="simple" xlink:href="https://habr.com/ru/post/670428/" text:style-name="Internet_20_link" text:visited-style-name="Visited_20_Internet_20_Link">https://habr.com/ru/post/670428/</text:a></text:p>
      <text:p text:style-name="P6"/>
      <text:p text:style-name="P6"><text:a xlink:type="simple" xlink:href="https://azure.microsoft.com/en-us/pricing/details/devops/azure-devops-services/" text:style-name="Internet_20_link" text:visited-style-name="Visited_20_Internet_20_Link">https://azure.microsoft.com/en-us/pricing/details/devops/azure-devops-services/</text:a></text:p>
      <text:p text:style-name="P6"/>
      <text:p text:style-name="P6">Попарное тестирование - <text:a xlink:type="simple" xlink:href="https://medium.com/@breadcrumbszone/метод-попарного-тестирования-22ebdb18e88" text:style-name="Internet_20_link" text:visited-style-name="Visited_20_Internet_20_Link">https://medium.com/@breadcrumbszone/%D0%BC%D0%B5%D1%82%D0%BE%D0%B4-%D0%BF%D0%BE%D0%BF%D0%B0%D1%80%D0%BD%D0%BE%D0%B3%D0%BE-%D1%82%D0%B5%D1%81%D1%82%D0%B8%D1%80%D0%BE%D0%B2%D0%B0%D0%BD%D0%B8%D1%8F-22ebdb18e88</text:a></text:p>
      <text:p text:style-name="P6"/>
      <text:p text:style-name="P6">Попарное тестирование 2 - <text:a xlink:type="simple" xlink:href="https://training.qatestlab.com/blog/technical-articles/pairwise-testing/" text:style-name="Internet_20_link" text:visited-style-name="Visited_20_Internet_20_Link">https://training.qatestlab.com/blog/technical-articles/pairwise-testing/</text:a></text:p>
      <text:p text:style-name="P6"/>
      <text:p text:style-name="P6">Онлайн инструмент попарного тестирование - <text:a xlink:type="simple" xlink:href="https://pairwise.teremokgames.com/" text:style-name="Internet_20_link" text:visited-style-name="Visited_20_Internet_20_Link">https://pairwise.teremokgames.com/</text:a></text:p>
      <text:p text:style-name="P6"/>
      <text:p text:style-name="P6">Таблица попарного тестирования - <text:a xlink:type="simple" xlink:href="https://drive.google.com/file/d/1DksGaRdw-TAPTXplcsve74dmJoGQCCEv/view" text:style-name="Internet_20_link" text:visited-style-name="Visited_20_Internet_20_Link">https://drive.google.com/file/d/1DksGaRdw-TAPTXplcsve74dmJoGQCCEv/view</text:a></text:p>
      <text:p text:style-name="P6"/>
      <text:p text:style-name="P6"/>
      <text:p text:style-name="P6"/>
      <text:p text:style-name="P6">Попарное тестирование инструменты - <text:a xlink:type="simple" xlink:href="https://www.pairwise.org/tools.html" text:style-name="Internet_20_link" text:visited-style-name="Visited_20_Internet_20_Link">https://www.pairwise.org/tools.html</text:a></text:p>
      <text:p text:style-name="P6"/>
      <text:p text:style-name="P6">Шаблоны чек листов - <text:a xlink:type="simple" xlink:href="http://wiki.software-testing.ru/Чек-лист" text:style-name="Internet_20_link" text:visited-style-name="Visited_20_Internet_20_Link">http://wiki.software-testing.ru/%D0%A7%D0%B5%D0%BA-%D0%BB%D0%B8%D1%81%D1%82</text:a></text:p>
      <text:p text:style-name="P6"/>
      <text:p text:style-name="P7">Программа для управления тестовой документацией - <text:a xlink:type="simple" xlink:href="https://chlist.sitechco.ru/" text:style-name="Internet_20_link" text:visited-style-name="Visited_20_Internet_20_Link">https://chlist.sitechco.ru/</text:a></text:p>
      <text:p text:style-name="P7"/>
      <text:p text:style-name="P8">Идеи для тестовых сценариев инглиш - <text:a xlink:type="simple" xlink:href="https://artoftesting.com/test-scenario-examples" text:style-name="Internet_20_link" text:visited-style-name="Visited_20_Internet_20_Link">https://artoftesting.com/test-scenario-examples</text:a></text:p>
      <text:p text:style-name="P8"/>
      <text:p text:style-name="P9">Тест реил - <text:a xlink:type="simple" xlink:href="https://www.gurock.com/testrail/" text:style-name="Internet_20_link" text:visited-style-name="Visited_20_Internet_20_Link">https://www.gurock.com/testrail/</text:a></text:p>
      <text:p text:style-name="P9"/>
      <text:p text:style-name="P10">Чек лист и тест кейс - <text:a xlink:type="simple" xlink:href="https://docs.google.com/spreadsheets/d/1iFrmTyODtKgHnMHlqFWVVsKWqPisH_pf34TgxMvvPWA/edit#gid=0" text:style-name="Internet_20_link" text:visited-style-name="Visited_20_Internet_20_Link">https://docs.google.com/spreadsheets/d/1iFrmTyODtKgHnMHlqFWVVsKWqPisH_pf34TgxMvvPWA/edit#gid=0</text:a></text:p>
      <text:p text:style-name="P10"/>
      <text:p text:style-name="P10"/>
      <text:p text:style-name="P10"/>
      <text:p text:style-name="P10"><text:soft-page-break/></text:p>
      <text:p text:style-name="P11">Информация о тестовых сценариях - <text:a xlink:type="simple" xlink:href="https://www.guru99.com/test-scenario.html" text:style-name="Internet_20_link" text:visited-style-name="Visited_20_Internet_20_Link">https://www.guru99.com/test-scenario.html</text:a></text:p>
      <text:p text:style-name="P11"/>
      <text:p text:style-name="P11">Схема жизненный цикл дефекта - <text:a xlink:type="simple" xlink:href="https://www.softwaretestinghelp.com/bug-life-cycle/" text:style-name="Internet_20_link" text:visited-style-name="Visited_20_Internet_20_Link">https://www.softwaretestinghelp.com/bug-life-cycle/</text:a></text:p>
      <text:p text:style-name="P11"/>
      <text:p text:style-name="P12">Об этапах подготовки тест стратегии - <text:a xlink:type="simple" xlink:href="https://software-testing.ru/library/testing/test-management/2047-2015-03-18-07-17-46" text:style-name="Internet_20_link" text:visited-style-name="Visited_20_Internet_20_Link">https://software-testing.ru/library/testing/test-management/2047-2015-03-18-07-17-46</text:a></text:p>
      <text:p text:style-name="P12"/>
      <text:p text:style-name="P12">Типичные шаблоны для тест плана - <text:a xlink:type="simple" xlink:href="http://www.protesting.ru/testing/plan.html" text:style-name="Internet_20_link" text:visited-style-name="Visited_20_Internet_20_Link">http://www.protesting.ru/testing/plan.html</text:a></text:p>
      <text:p text:style-name="P12"/>
      <text:p text:style-name="P13">Упрощенные шаблоны для тест плана (внизу) - <text:a xlink:type="simple" xlink:href="https://testmatick.com/ru/kak-pisat-plan-testirovaniya/" text:style-name="Internet_20_link" text:visited-style-name="Visited_20_Internet_20_Link">https://testmatick.com/ru/kak-pisat-plan-testirovaniya/</text:a></text:p>
      <text:p text:style-name="P13"/>
      <text:p text:style-name="P13">Мануал по написанию тест плана - <text:s/><text:a xlink:type="simple" xlink:href="https://habr.com/ru/company/true_engineering/blog/428053/" text:style-name="Internet_20_link" text:visited-style-name="Visited_20_Internet_20_Link">https://habr.com/ru/company/true_engineering/blog/428053/</text:a></text:p>
      <text:p text:style-name="P13"/>
      <text:p text:style-name="P13">Тестирование без требований - <text:a xlink:type="simple" xlink:href="https://software-testing.ru/library/around-testing/requirements/3567-requirements" text:style-name="Internet_20_link" text:visited-style-name="Visited_20_Internet_20_Link">https://software-testing.ru/library/around-testing/requirements/3567-requirements</text:a></text:p>
      <text:p text:style-name="P13"/>
      <text:p text:style-name="P14">Покер планирование инструменты - <text:a xlink:type="simple" xlink:href="https://www.planitpoker.com/" text:style-name="Internet_20_link" text:visited-style-name="Visited_20_Internet_20_Link">https://www.planitpoker.com/</text:a></text:p>
      <text:p text:style-name="P14"/>
      <text:p text:style-name="P15">Аджаил манифест - <text:a xlink:type="simple" xlink:href="https://agilemanifesto.org/" text:style-name="Internet_20_link" text:visited-style-name="Visited_20_Internet_20_Link">https://agilemanifesto.org/</text:a></text:p>
      <text:p text:style-name="P15"/>
      <text:p text:style-name="P15">Скрам гайд - <text:a xlink:type="simple" xlink:href="https://scrumguides.org/" text:style-name="Internet_20_link" text:visited-style-name="Visited_20_Internet_20_Link">https://scrumguides.org/</text:a></text:p>
      <text:p text:style-name="P15"/>
      <text:p text:style-name="P15">Канбан гайд - <text:a xlink:type="simple" xlink:href="https://www.scrum.org/resources/kanban-guide-scrum-teams" text:style-name="Internet_20_link" text:visited-style-name="Visited_20_Internet_20_Link">https://www.scrum.org/resources/kanban-guide-scrum-teams</text:a></text:p>
      <text:p text:style-name="P15"/>
      <text:p text:style-name="P16">HTML - <text:a xlink:type="simple" xlink:href="https://www.youtube.com/watch?v=XiQ9rjaa2Ow" text:style-name="Internet_20_link" text:visited-style-name="Visited_20_Internet_20_Link">https://www.youtube.com/watch?v=XiQ9rjaa2Ow</text:a></text:p>
      <text:p text:style-name="P16"/>
      <text:p text:style-name="P16">CSS - <text:a xlink:type="simple" xlink:href="https://www.youtube.com/watch?v=Tfjd5yzCaxk" text:style-name="Internet_20_link" text:visited-style-name="Visited_20_Internet_20_Link">https://www.youtube.com/watch?v=Tfjd5yzCaxk</text:a></text:p>
      <text:p text:style-name="P16"/>
      <text:p text:style-name="P16">Практика тестирования - <text:a xlink:type="simple" xlink:href="http://testingchallenges.thetestingmap.org/" text:style-name="Internet_20_link" text:visited-style-name="Visited_20_Internet_20_Link">http://testingchallenges.thetestingmap.org/</text:a></text:p>
      <text:p text:style-name="P16"/>
      <text:p text:style-name="P17">Тестирование REST API - <text:a xlink:type="simple" xlink:href="https://www.youtube.com/watch?v=UdMrvh-egqk&amp;feature=youtu.be" text:style-name="Internet_20_link" text:visited-style-name="Visited_20_Internet_20_Link">https://www.youtube.com/watch?v=UdMrvh-egqk&amp;feature=youtu.be</text:a></text:p>
      <text:p text:style-name="P17">Тестирование API - <text:a xlink:type="simple" xlink:href="https://software-testing.ru/edu/3-online/271-rest-api" text:style-name="Internet_20_link" text:visited-style-name="Visited_20_Internet_20_Link">https://software-testing.ru/edu/3-online/271-rest-api</text:a></text:p>
      <text:p text:style-name="P17"/>
      <text:p text:style-name="P17"/>
      <text:p text:style-name="P18">Площадки для тестирования API - <text:a xlink:type="simple" xlink:href="https://okiseleva.blogspot.com/2017/04/users-soap-rest.html" text:style-name="Internet_20_link" text:visited-style-name="Visited_20_Internet_20_Link">https://okiseleva.blogspot.com/2017/04/users-soap-rest.html</text:a></text:p>
      <text:p text:style-name="P18">API Star wars - <text:a xlink:type="simple" xlink:href="https://swapi.dev/" text:style-name="Internet_20_link" text:visited-style-name="Visited_20_Internet_20_Link">https://swapi.dev/</text:a></text:p>
      <text:p text:style-name="P18"/>
      <text:p text:style-name="P18"/>
      <text:p text:style-name="P18"><text:a xlink:type="simple" xlink:href="https://learning.postman.com/" text:style-name="Internet_20_link" text:visited-style-name="Visited_20_Internet_20_Link">https://learning.postman.com/</text:a></text:p>
      <text:p text:style-name="P18"/>
      <text:p text:style-name="P18"/>
      <text:p text:style-name="P19">HTTP - <text:a xlink:type="simple" xlink:href="https://vladislaveremeev.gitbook.io/qa_bible/seti-i-okolo-nikh/http" text:style-name="Internet_20_link" text:visited-style-name="Visited_20_Internet_20_Link">https://vladislaveremeev.gitbook.io/qa_bible/seti-i-okolo-nikh/http</text:a></text:p>
      <text:p text:style-name="P19"/>
      <text:p text:style-name="P20">Аутентификация и авторизация - <text:a xlink:type="simple" xlink:href="https://vladislaveremeev.gitbook.io/qa_bible/seti-i-okolo-nikh/autentifikaciya-i-avtorizaciya-authentication-and-authorization" text:style-name="Internet_20_link" text:visited-style-name="Visited_20_Internet_20_Link">https://vladislaveremeev.gitbook.io/qa_bible/seti-i-okolo-nikh/autentifikaciya-i-avtorizaciya-authentication-and-authorization</text:a></text:p>
      <text:p text:style-name="P20"/>
      <text:p text:style-name="P21">Тестовая колекция постман - </text:p>
      <text:p text:style-name="P21"/>
      <text:p text:style-name="P21"><text:s/><text:a xlink:type="simple" xlink:href="https://www.postman.com/api-evangelist/workspace/collections/overview" text:style-name="Internet_20_link" text:visited-style-name="Visited_20_Internet_20_Link">https://www.postman.com/api-evangelist/workspace/collections/overview</text:a></text:p>
      <text:p text:style-name="P22"><text:soft-page-break/>Перехват трафика постман - <text:a xlink:type="simple" xlink:href="https://learning.postman.com/docs/sending-requests/capturing-request-data/capturing-http-requests/" text:style-name="Internet_20_link" text:visited-style-name="Visited_20_Internet_20_Link">https://learning.postman.com/docs/sending-requests/capturing-request-data/capturing-http-requests/</text:a></text:p>
      <text:p text:style-name="P22"/>
      <text:p text:style-name="P22"><text:span text:style-name="T3">перехват трафика -</text:span> <text:a xlink:type="simple" xlink:href="https://www.charlesproxy.com/" text:style-name="Internet_20_link" text:visited-style-name="Visited_20_Internet_20_Link">https://www.charlesproxy.com/</text:a></text:p>
      <text:p text:style-name="P22"/>
      <text:h text:style-name="P1" text:outline-level="1">Fiddler Everywhere - <text:a xlink:type="simple" xlink:href="https://www.telerik.com/download/fiddler-everywhere" text:style-name="Internet_20_link" text:visited-style-name="Visited_20_Internet_20_Link">https://www.telerik.com/download/fiddler-everywhere</text:a></text:h>
      <text:p text:style-name="P25"/>
      <text:h text:style-name="P2" text:outline-level="1">Fiddler <text:span text:style-name="T3">Classic - </text:span><text:a xlink:type="simple" xlink:href="https://www.telerik.com/download/fiddler" text:style-name="Internet_20_link" text:visited-style-name="Visited_20_Internet_20_Link"><text:span text:style-name="T3">https://www.telerik.com/download/fiddler</text:span></text:a></text:h>
      <text:p text:style-name="P26"/>
      <text:h text:style-name="P3" text:outline-level="1">Руководство по проектированию реляционных баз данных - <text:a xlink:type="simple" xlink:href="https://habr.com/ru/post/193380/" text:style-name="Internet_20_link" text:visited-style-name="Visited_20_Internet_20_Link">https://habr.com/ru/post/193380/</text:a></text:h>
      <text:p text:style-name="P28"/>
      <text:p text:style-name="P28"/>
      <text:h text:style-name="P4" text:outline-level="2">Типы данных MySQL - <text:a xlink:type="simple" xlink:href="https://metanit.com/sql/mysql/2.3.php" text:style-name="Internet_20_link" text:visited-style-name="Visited_20_Internet_20_Link">https://metanit.com/sql/mysql/2.3.php</text:a></text:h>
      <text:p text:style-name="P29"/>
      <text:p text:style-name="P30">Практика <text:s/><text:span text:style-name="T2">MySQL - </text:span><text:a xlink:type="simple" xlink:href="https://www.w3schools.com/sql/" text:style-name="Internet_20_link" text:visited-style-name="Visited_20_Internet_20_Link"><text:span text:style-name="T2">https://www.w3schools.com/sql/</text:span></text:a></text:p>
      <text:p text:style-name="P30"/>
      <text:p text:style-name="P30">Практика <text:s/><text:span text:style-name="T2">MySQL - </text:span><text:a xlink:type="simple" xlink:href="https://www.sql-ex.ru/?Lang=0" text:style-name="Internet_20_link" text:visited-style-name="Visited_20_Internet_20_Link"><text:span text:style-name="T2">https://www.sql-ex.ru/?Lang=0</text:span></text:a></text:p>
      <text:p text:style-name="P30"/>
      <text:p text:style-name="P27">Дамбы к БД - <text:a xlink:type="simple" xlink:href="https://drive.google.com/drive/u/0/folders/1MC0AttnmlAmugifFlX3hG6pssYZDqpPB" text:style-name="Internet_20_link" text:visited-style-name="Visited_20_Internet_20_Link">https://drive.google.com/drive/u/0/folders/1MC0AttnmlAmugifFlX3hG6pssYZDqpPB</text:a></text:p>
      <text:p text:style-name="P27"/>
      <text:p text:style-name="P27"/>
      <text:p text:style-name="P23">Статистика Андроид - <text:a xlink:type="simple" xlink:href="https://developer.android.com/about/dashboards" text:style-name="Internet_20_link" text:visited-style-name="Visited_20_Internet_20_Link">https://developer.android.com/about/dashboards</text:a></text:p>
      <text:p text:style-name="P23">Статистика IOS - <text:a xlink:type="simple" xlink:href="https://developer.apple.com/support/app-store" text:style-name="Internet_20_link" text:visited-style-name="Visited_20_Internet_20_Link">https://developer.apple.com/support/app-store</text:a></text:p>
      <text:p text:style-name="P23"/>
      <text:p text:style-name="P23">Статистика - <text:a xlink:type="simple" xlink:href="https://gs.statcounter.com/vendor-market-share/mobile/worldwide" text:style-name="Internet_20_link" text:visited-style-name="Visited_20_Internet_20_Link">https://gs.statcounter.com/vendor-market-share/mobile/worldwide</text:a></text:p>
      <text:p text:style-name="P23"/>
      <text:p text:style-name="P23">Рекомендации по формированию парка девайсов - <text:a xlink:type="simple" xlink:href="https://www.browserstack.com/test-on-the-right-mobile-devices" text:style-name="Internet_20_link" text:visited-style-name="Visited_20_Internet_20_Link">https://www.browserstack.com/test-on-the-right-mobile-devices</text:a></text:p>
      <text:p text:style-name="P23"/>
      <text:p text:style-name="P23">эмулятор андроид - <text:a xlink:type="simple" xlink:href="https://www.genymotion.com/" text:style-name="Internet_20_link" text:visited-style-name="Visited_20_Internet_20_Link">https://www.genymotion.com/</text:a></text:p>
      <text:p text:style-name="P23"/>
      <text:p text:style-name="P23">Книги:</text:p>
      <text:p text:style-name="P24"><text:span text:style-name="T6">- </text:span><text:span text:style-name="T4">Как тестируют в Google</text:span></text:p>
      <text:p text:style-name="P24"><text:span text:style-name="T4">- </text:span><text:span text:style-name="T5">Т</text:span><text:span text:style-name="T4">естирование Дот Ком, или Пособие по жестокому обращению с багами в интернет-стартапах</text:span></text:p>
      <text:p text:style-name="P24"><text:span text:style-name="T4">- Тестирование программного обеспечения. Фундаментальные концепции менеджмента бизнес-приложений</text:span></text:p>
      <text:p text:style-name="P24"><text:span text:style-name="T4"/></text:p>
      <text:p text:style-name="P24"><text:span text:style-name="T4"/></text:p>
      <text:p text:style-name="P24"><text:soft-page-break/><text:span text:style-name="T4"/></text:p>
      <text:p text:style-name="P24"><text:span text:style-name="T5">Маинд карты из уроков - </text:span><text:a xlink:type="simple" xlink:href="https://drive.google.com/drive/u/0/folders/1WvTRoPDROUkqXUY5mXQpKgM_U3KFM11h" text:style-name="Internet_20_link" text:visited-style-name="Visited_20_Internet_20_Link">https://drive.google.com/drive/u/0/folders/1WvTRoPDROUkqXUY5mXQpKgM_U3KFM11h</text:a></text:p>
      <text:p text:style-name="P24"><text:span text:style-name="T4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Verdana"/>
    <style:font-face style:name="FaktSlabPro" svg:font-family="FaktSlabPr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Calibri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system-ui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34:27.291280714</meta:creation-date>
    <dc:date>2022-11-21T11:57:13.611280867</dc:date>
    <meta:editing-duration>PT1H12M27S</meta:editing-duration>
    <meta:editing-cycles>22</meta:editing-cycles>
    <meta:generator>LibreOffice/7.3.6.2$Linux_X86_64 LibreOffice_project/30$Build-2</meta:generator>
    <meta:document-statistic meta:table-count="0" meta:image-count="0" meta:object-count="0" meta:page-count="4" meta:paragraph-count="63" meta:word-count="297" meta:character-count="4723" meta:non-whitespace-character-count="4484"/>
  </office:meta>
</office:document-meta>
</file>